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6e6d" officeooo:paragraph-rsid="00056e6d"/>
    </style:style>
    <style:style style:name="P2" style:family="paragraph" style:parent-style-name="Table_20_Contents">
      <style:text-properties officeooo:rsid="0006f897" officeooo:paragraph-rsid="0006f897"/>
    </style:style>
    <style:style style:name="P3" style:family="paragraph" style:parent-style-name="Table_20_Contents">
      <style:text-properties officeooo:rsid="00086bbb" officeooo:paragraph-rsid="00086bbb"/>
    </style:style>
    <style:style style:name="P4" style:family="paragraph" style:parent-style-name="Table_20_Contents">
      <style:text-properties officeooo:rsid="00094571" officeooo:paragraph-rsid="00094571"/>
    </style:style>
    <style:style style:name="P5" style:family="paragraph" style:parent-style-name="Table_20_Contents">
      <style:text-properties officeooo:rsid="000a7099" officeooo:paragraph-rsid="000a7099"/>
    </style:style>
    <style:style style:name="P6" style:family="paragraph" style:parent-style-name="Table_20_Contents">
      <style:text-properties officeooo:rsid="000c6902" officeooo:paragraph-rsid="000c6902"/>
    </style:style>
    <style:style style:name="P7" style:family="paragraph" style:parent-style-name="Table_20_Contents">
      <style:paragraph-properties fo:text-align="justify" style:justify-single-word="false"/>
      <style:text-properties officeooo:rsid="000d7d8b" officeooo:paragraph-rsid="000d7d8b"/>
    </style:style>
    <style:style style:name="P8" style:family="paragraph" style:parent-style-name="Table_20_Contents">
      <style:text-properties officeooo:rsid="000d7d8b" officeooo:paragraph-rsid="000d7d8b"/>
    </style:style>
    <style:style style:name="P9" style:family="paragraph" style:parent-style-name="Table_20_Contents">
      <style:text-properties officeooo:rsid="000f7a55" officeooo:paragraph-rsid="000f7a55"/>
    </style:style>
    <style:style style:name="T1" style:family="text">
      <style:text-properties officeooo:rsid="00094571"/>
    </style:style>
    <style:style style:name="T2" style:family="text">
      <style:text-properties officeooo:rsid="00106b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">accuracy</text:p>
          </table:table-cell>
          <table:table-cell table:style-name="Tabelle1.C1" office:value-type="string">
            <text:p text:style-name="P1">confusion</text:p>
          </table:table-cell>
        </table:table-row>
        <table:table-row>
          <table:table-cell table:style-name="Tabelle1.A2" office:value-type="string">
            <text:p text:style-name="P1">Ddtw</text:p>
          </table:table-cell>
          <table:table-cell table:style-name="Tabelle1.A2" office:value-type="string">
            <text:p text:style-name="P1">0.49935483871 <text:s text:c="8"/>0.1/<text:span text:style-name="T2">generated</text:span></text:p>
            <text:p text:style-name="P1"/>
            <text:p text:style-name="P1"/>
            <text:p text:style-name="P1"/>
            <text:p text:style-name="P1"/>
            <text:p text:style-name="P2">0.341935483871 ohne/CNNtrain</text:p>
            <text:p text:style-name="P2"/>
            <text:p text:style-name="P2"/>
            <text:p text:style-name="P2"/>
            <text:p text:style-name="P3">0.536774193548 0.<text:span text:style-name="T1">1</text:span>/CNNtrain</text:p>
            <text:p text:style-name="P3"/>
            <text:p text:style-name="P3"/>
            <text:p text:style-name="P3"/>
            <text:p text:style-name="P4"/>
            <text:p text:style-name="P4">0.508387096774 0.2/CNNtrain</text:p>
            <text:p text:style-name="P4"/>
            <text:p text:style-name="P4"/>
            <text:p text:style-name="P4"/>
            <text:p text:style-name="P4"/>
            <text:p text:style-name="P5">0.474838709677 0.3/CNNtrain</text:p>
            <text:p text:style-name="P5"/>
            <text:p text:style-name="P5"/>
            <text:p text:style-name="P5"/>
            <text:p text:style-name="P5"/>
            <text:p text:style-name="P6">0.458064516129 <text:s/>0.4/CNNtrain</text:p>
            <text:p text:style-name="P6"/>
            <text:p text:style-name="P6"/>
            <text:p text:style-name="P6"/>
            <text:p text:style-name="P6"/>
            <text:p text:style-name="P8">0.44 <text:s text:c="2"/>0.5/CNNtrain</text:p>
          </table:table-cell>
          <table:table-cell table:style-name="Tabelle1.C2" office:value-type="string">
            <text:p text:style-name="P1">[[ 16 <text:s/>14 <text:s text:c="2"/>0 <text:s/>47]</text:p>
            <text:p text:style-name="P1"><text:s/>[ <text:s/>0 <text:s text:c="2"/>2 <text:s text:c="2"/>0 141]</text:p>
            <text:p text:style-name="P1"><text:s/>[ <text:s/>7 <text:s text:c="2"/>6 <text:s/>21 <text:s/>85]</text:p>
            <text:p text:style-name="P1"><text:s/>[ 19 <text:s/>51 <text:s/>18 348]]</text:p>
            <text:p text:style-name="P1"/>
            <text:p text:style-name="P2">[[ <text:s/>2 <text:s/>27 <text:s/>37 <text:s/>11]</text:p>
            <text:p text:style-name="P2"><text:s/>[ <text:s/>0 105 <text:s/>16 <text:s/>22]</text:p>
            <text:p text:style-name="P2"><text:s/>[ <text:s/>3 <text:s/>28 <text:s/>67 <text:s/>21]</text:p>
            <text:p text:style-name="P2"><text:s/>[ <text:s/>2 149 194 <text:s/>91]]</text:p>
            <text:p text:style-name="P2"/>
            <text:p text:style-name="P3">[[ <text:s/>0 <text:s text:c="2"/>8 <text:s text:c="2"/>5 <text:s/>64]</text:p>
            <text:p text:style-name="P3"><text:s/>[ <text:s/>0 <text:s text:c="2"/>0 <text:s text:c="2"/>0 143]</text:p>
            <text:p text:style-name="P3"><text:s/>[ <text:s/>0 <text:s text:c="2"/>9 <text:s/>10 100]</text:p>
            <text:p text:style-name="P3"><text:s/>[ <text:s/>1 <text:s/>13 <text:s/>16 406]]</text:p>
            <text:p text:style-name="P3"/>
            <text:p text:style-name="P4">[[ <text:s/>0 <text:s/>15 <text:s/>11 <text:s/>51]</text:p>
            <text:p text:style-name="P4"><text:s/>[ <text:s/>0 <text:s text:c="2"/>1 <text:s text:c="2"/>0 142]</text:p>
            <text:p text:style-name="P4"><text:s/>[ <text:s/>0 <text:s/>14 <text:s/>20 <text:s/>85]</text:p>
            <text:p text:style-name="P4"><text:s/>[ <text:s/>1 <text:s/>31 <text:s/>31 373]]</text:p>
            <text:p text:style-name="P4"/>
            <text:p text:style-name="P5">[[ <text:s/>0 <text:s/>22 <text:s/>15 <text:s/>40]</text:p>
            <text:p text:style-name="P5"><text:s/>[ <text:s/>0 <text:s text:c="2"/>3 <text:s text:c="2"/>0 140]</text:p>
            <text:p text:style-name="P5"><text:s/>[ <text:s/>1 <text:s/>20 <text:s/>28 <text:s/>70]</text:p>
            <text:p text:style-name="P5"><text:s/>[ <text:s/>1 <text:s/>47 <text:s/>51 337]]</text:p>
            <text:p text:style-name="P5"/>
            <text:p text:style-name="P6">[[ <text:s/>0 <text:s/>24 <text:s/>22 <text:s/>31]</text:p>
            <text:p text:style-name="P6"><text:s/>[ <text:s/>0 <text:s/>12 <text:s text:c="2"/>0 131]</text:p>
            <text:p text:style-name="P6"><text:s/>[ <text:s/>1 <text:s/>24 <text:s/>37 <text:s/>57]</text:p>
            <text:p text:style-name="P6"><text:s/>[ <text:s/>1 <text:s/>63 <text:s/>66 306]]</text:p>
            <text:p text:style-name="P6"/>
            <text:p text:style-name="P7">[[ <text:s/>0 <text:s/>25 <text:s/>25 <text:s/>27]</text:p>
            <text:p text:style-name="P7"><text:s/>[ <text:s/>0 <text:s/>22 <text:s text:c="2"/>0 121]</text:p>
            <text:p text:style-name="P7"><text:s/>[ <text:s/>2 <text:s/>25 <text:s/>49 <text:s/>43]</text:p>
            <text:p text:style-name="P7"><text:s/>[ <text:s/>1 <text:s/>82 <text:s/>83 270]]</text:p>
            <text:p text:style-name="P1"/>
          </table:table-cell>
        </table:table-row>
        <table:table-row>
          <table:table-cell table:style-name="Tabelle1.A2" office:value-type="string">
            <text:p text:style-name="P1">Fbdtw</text:p>
          </table:table-cell>
          <table:table-cell table:style-name="Tabelle1.A2" office:value-type="string">
            <text:p text:style-name="P1">0.56 <text:s text:c="12"/>0.4/<text:span text:style-name="T2">generated</text:span></text:p>
            <text:p text:style-name="P1"/>
            <text:p text:style-name="P1"/>
            <text:p text:style-name="P1"/>
            <text:p text:style-name="P1"/>
            <text:p text:style-name="P5">0.621935483871 <text:s/>ohne/CNNtrain</text:p>
          </table:table-cell>
          <table:table-cell table:style-name="Tabelle1.C2" office:value-type="string">
            <text:p text:style-name="P1">[[ 48 <text:s text:c="2"/>1 <text:s text:c="2"/>6 <text:s/>22]</text:p>
            <text:p text:style-name="P1"><text:s/>[ 11 <text:s/>41 <text:s text:c="2"/>0 <text:s/>91]</text:p>
            <text:p text:style-name="P1"><text:s/>[ <text:s/>1 <text:s text:c="2"/>0 <text:s/>55 <text:s/>63]</text:p>
            <text:p text:style-name="P1"><text:s/>[ 75 <text:s text:c="2"/>6 <text:s/>65 290]]</text:p>
            <text:p text:style-name="P1"/>
            <text:p text:style-name="P5">[[ 40 <text:s text:c="2"/>7 <text:s text:c="2"/>4 <text:s/>26]</text:p>
            <text:p text:style-name="P5"><text:s/>[ <text:s/>9 <text:s/>91 <text:s text:c="2"/>5 <text:s/>38]</text:p>
            <text:p text:style-name="P5"><text:s/>[ <text:s/>6 <text:s/>14 <text:s/>85 <text:s/>14]</text:p>
            <text:p text:style-name="P5"><text:s/>[ 53 <text:s/>42 <text:s/>75 266]]</text:p>
            <text:p text:style-name="P5"/>
            <text:p text:style-name="P5"/>
            <text:p text:style-name="P1"/>
          </table:table-cell>
        </table:table-row>
        <table:table-row>
          <table:table-cell table:style-name="Tabelle1.A2" office:value-type="string">
            <text:p text:style-name="P1">afbdtw</text:p>
          </table:table-cell>
          <table:table-cell table:style-name="Tabelle1.A2" office:value-type="string">
            <text:p text:style-name="P1">0.558709677419 <text:s text:c="6"/>0.4</text:p>
            <text:p text:style-name="P1"/>
            <text:p text:style-name="P1"/>
            <text:p text:style-name="P1"><text:soft-page-break/></text:p>
            <text:p text:style-name="P1"/>
            <text:p text:style-name="P9">0.629677419355 ohne/CNNtrain</text:p>
          </table:table-cell>
          <table:table-cell table:style-name="Tabelle1.C2" office:value-type="string">
            <text:p text:style-name="P1">[[ 45 <text:s text:c="2"/>0 <text:s text:c="2"/>6 <text:s/>26]</text:p>
            <text:p text:style-name="P1"><text:s/>[ 12 <text:s/>41 <text:s text:c="2"/>0 <text:s/>90]</text:p>
            <text:p text:style-name="P1"><text:s/>[ <text:s/>1 <text:s text:c="2"/>1 <text:s/>57 <text:s/>60]</text:p>
            <text:p text:style-name="P1"><text:soft-page-break/><text:s/>[ 79 <text:s text:c="2"/>6 <text:s/>61 290]]</text:p>
            <text:p text:style-name="P1"/>
            <text:p text:style-name="P9">[[ 42 <text:s text:c="2"/>7 <text:s text:c="2"/>4 <text:s/>24]</text:p>
            <text:p text:style-name="P9"><text:s/>[ 10 <text:s/>91 <text:s text:c="2"/>5 <text:s/>37]</text:p>
            <text:p text:style-name="P9"><text:s/>[ <text:s/>6 <text:s/>10 <text:s/>89 <text:s/>14]</text:p>
            <text:p text:style-name="P9"><text:s/>[ 57 <text:s/>42 <text:s/>71 266]]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9:59:49.570337252</meta:creation-date>
    <dc:date>2018-05-05T14:45:20.522220858</dc:date>
    <meta:editing-duration>PT7M27S</meta:editing-duration>
    <meta:editing-cycles>1</meta:editing-cycles>
    <meta:document-statistic meta:table-count="1" meta:image-count="0" meta:object-count="0" meta:page-count="2" meta:paragraph-count="60" meta:word-count="247" meta:character-count="1137" meta:non-whitespace-character-count="713"/>
    <meta:generator>LibreOffice/5.1.6.2$Linux_X86_64 LibreOffice_project/10m0$Build-2</meta:generator>
  </office:meta>
</office:document-meta>
</file>